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style style:name="P3" style:family="paragraph" style:parent-style-name="Text_20_body">
      <style:text-properties officeooo:paragraph-rsid="00177a1a"/>
    </style:style>
    <style:style style:name="P4" style:family="paragraph" style:parent-style-name="Text_20_body">
      <style:text-properties officeooo:rsid="00177a1a" officeooo:paragraph-rsid="00177a1a"/>
    </style:style>
    <style:style style:name="P5" style:family="paragraph" style:parent-style-name="Text_20_body">
      <style:text-properties officeooo:rsid="00177a1a" officeooo:paragraph-rsid="00177a1a"/>
    </style:style>
    <style:style style:name="P6" style:family="paragraph" style:parent-style-name="Text_20_body">
      <style:text-properties officeooo:rsid="00177a1a" officeooo:paragraph-rsid="001aaf7a"/>
    </style:style>
    <style:style style:name="P7" style:family="paragraph" style:parent-style-name="Text_20_body">
      <style:text-properties officeooo:paragraph-rsid="00177a1a"/>
    </style:style>
    <style:style style:name="P8" style:family="paragraph" style:parent-style-name="Text_20_body">
      <style:text-properties officeooo:paragraph-rsid="001aaf7a"/>
    </style:style>
    <style:style style:name="P9" style:family="paragraph" style:parent-style-name="Title" style:master-page-name="Standard">
      <style:paragraph-properties style:page-number="auto"/>
      <style:text-properties officeooo:rsid="00177a1a" officeooo:paragraph-rsid="00177a1a"/>
    </style:style>
    <style:style style:name="T1" style:family="text">
      <style:text-properties officeooo:rsid="00177a1a"/>
    </style:style>
    <style:style style:name="T2" style:family="text">
      <style:text-properties officeooo:rsid="00189996"/>
    </style:style>
    <style:style style:name="T3" style:family="text">
      <style:text-properties officeooo:rsid="001aaf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Glossar</text:p>
      <text:p text:style-name="P6"><text:span text:style-name="T3">Activity<text:tab/><text:tab/><text:tab/><text:tab/>Eine Android Klasse für einige Patterns.</text:span></text:p>
      <text:p text:style-name="P6"><text:span text:style-name="T3">Assets<text:tab/><text:tab/><text:tab/><text:tab/>Ressourcen wie Sprites, Sounds und Fonts.</text:span></text:p>
      <text:p text:style-name="P4">Android<text:tab/><text:tab/><text:tab/>Ein Betriebssystem für Mobiltelephone auf der die Applikation <text:tab/><text:tab/><text:tab/><text:tab/><text:tab/>basiert.</text:p>
      <text:p text:style-name="P4">Ambient-Musik<text:tab/><text:tab/><text:tab/>Musik die während des Spielens für die Atmosphäre sorgt.</text:p>
      <text:p text:style-name="P6"><text:span text:style-name="T3">Dalvik<text:tab/><text:tab/><text:tab/><text:tab/>Java Virtual Machine für Android Geräte.</text:span></text:p>
      <text:p text:style-name="P4">GooglePlay<text:tab/><text:tab/><text:tab/>Der Online Applikationsmarkt für Android Applikationen.</text:p>
      <text:p text:style-name="P4">Horizontal Shooter<text:tab/><text:tab/>Ein Shooter Spiel bei welchem sich das Raumschiff horizontal über <text:tab/><text:tab/><text:tab/><text:tab/>den Bildschirm bewegt.</text:p>
      <text:p text:style-name="P4">LibGDX<text:tab/><text:tab/><text:tab/><text:tab/>Eine Entwicklungslibrary für Android Videospiele.</text:p>
      <text:p text:style-name="P3"><text:span text:style-name="T1">OpenGL<text:tab/><text:tab/><text:tab/></text:span><text:span text:style-name="T2">Eine Graphik Library für Videospiele.</text:span></text:p>
      <text:p text:style-name="P3"><text:span text:style-name="T1">Sfx<text:tab/><text:tab/><text:tab/><text:tab/></text:span><text:span text:style-name="T2">Soundeffekte wie das Schiessen oder Explosionen.</text:span></text:p>
      <text:p text:style-name="P8"><text:span text:style-name="T3">Sprites<text:tab/><text:tab/><text:tab/><text:tab/>Mehrer aufeinander folgende Bilder in einem F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CH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4586" style:font-name="Calibri1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4586" fo:font-size="13pt" fo:font-weight="bold" style:font-size-asian="11.3500003814697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4586" style:font-name="Calibri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353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.353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.353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start" style:justify-single-word="false"/>
      <style:text-properties fo:color="#004586"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383cm" fo:margin-left="-0.191cm" table:align="left" style:writing-mode="lr-tb"/>
    </style:style>
    <style:style style:name="Tabelle1.A" style:family="table-column">
      <style:table-column-properties style:column-width="14.261cm"/>
    </style:style>
    <style:style style:name="Tabelle1.B" style:family="table-column">
      <style:table-column-properties style:column-width="2.122cm"/>
    </style:style>
    <style:style style:name="Tabelle1.1" style:family="table-row">
      <style:table-row-properties style:min-row-height="1.282cm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B1" style:family="table-cell">
      <style:table-cell-properties style:border-line-width-left="0cm 0.026cm 0.026cm" fo:padding-left="0.191cm" fo:padding-right="0.191cm" fo:padding-top="0cm" fo:padding-bottom="0cm" fo:border-left="1.5pt double #4f81bd" fo:border-right="none" fo:border-top="none" fo:border-bottom="none"/>
    </style:style>
    <style:style style:name="M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M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SEPS – Gruppe 1<text:tab/><text:tab/>ZHAW – Winterthur</text:p>
        <text:p text:style-name="Header">Space-Shooter<text:tab/><text:tab/>Technikumstrasse 9</text:p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Arizcorreta Rafael, <text:s/>Hermann Christoph, <text:tab/></text:p>
              <text:p text:style-name="MP1">Magalhaes-Ferreira,<text:bookmark text:name="_GoBack"/> Daniel, Spörri Raphael</text:p>
            </table:table-cell>
            <table:table-cell table:style-name="Tabelle1.B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. Ferreira</meta:initial-creator>
    <meta:editing-cycles>13</meta:editing-cycles>
    <meta:creation-date>2012-09-24T08:02:00</meta:creation-date>
    <dc:date>2012-10-16T15:59:53.02</dc:date>
    <meta:editing-duration>PT3M45S</meta:editing-duration>
    <meta:generator>LibreOffice/3.6$Windows_x86 LibreOffice_project/e29a214-2bbed72-0621de6-a97528c-8f066d</meta:generator>
    <meta:document-statistic meta:table-count="1" meta:image-count="0" meta:object-count="0" meta:page-count="1" meta:paragraph-count="17" meta:word-count="110" meta:character-count="868" meta:non-whitespace-character-count="734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